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4">Russ,</text:p>
      <text:p text:style-name="P44"/>
      <text:p text:style-name="P44"><text:s text:c="5"/>Listen to Alice. You’ll thank me later.</text:p>
      <text:p text:style-name="P44"/>
      <text:p text:style-name="P44">Russ</text:p>
      <text:p text:style-name="P44"/>
      <text:p text:style-name="P44"><text:s text:c="5"/>It was a simple note. Something Russ knew he would send. Nothing lengthy that was for sure. Yet it deemed to be invaluable to him.</text:p>
      <text:p text:style-name="P44"><text:s text:c="5"/>“<text:span text:style-name="T331">Thank you Alice.” Russ said. “This means a lot to me.”</text:span></text:p>
      <text:p text:style-name="P44"><text:s text:c="5"/><text:span text:style-name="T331">Alice got up to leave.</text:span></text:p>
      <text:p text:style-name="P44"><text:s text:c="5"/>“<text:span text:style-name="T331">Alice.” Russ called after her. “Please don’t tell Chief I was doubting him. That would ruin him.”</text:span></text:p>
      <text:p text:style-name="P44"><text:s text:c="5"/><text:span text:style-name="T331">Alice nodded. “Of course not.”</text:span></text:p>
      <text:p text:style-name="P44"><text:s text:c="5"/><text:span text:style-name="T332">Alice left Russ’s apartment allowing him time to think.</text:span></text:p>
      <text:p text:style-name="P44"/>
      <text:p text:style-name="P45">Chapter Fourteen</text:p>
      <text:p text:style-name="P45"/>
      <text:p text:style-name="P45"><text:s text:c="5"/><text:span text:style-name="T333">Chief sat in the main control room of the complex. </text:span><text:span text:style-name="T334">He monitored time travelers as they came to and from each time. Everything was like a well oiled machi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19:04:09.465000000</dc:date>
    <meta:editing-cycles>360</meta:editing-cycles>
    <meta:generator>LibreOffice/7.4.1.2$Windows_X86_64 LibreOffice_project/3c58a8f3a960df8bc8fd77b461821e42c061c5f0</meta:generator>
    <meta:editing-duration>PT10H41M48S</meta:editing-duration>
    <meta:document-statistic meta:table-count="0" meta:image-count="0" meta:object-count="0" meta:page-count="54" meta:paragraph-count="693" meta:word-count="13620" meta:character-count="76612" meta:non-whitespace-character-count="60377"/>
  </office:meta>
</office:document-meta>
</file>